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500000302A98F0D59B39E7963.png" manifest:media-type="image/png"/>
  <manifest:file-entry manifest:full-path="Pictures/10000201000003BD000002D8167D553A13E43CED.png" manifest:media-type="image/png"/>
  <manifest:file-entry manifest:full-path="Pictures/10000201000003AB000002F1432B9E1E3AFE91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x="0.095cm" svg:y="0cm" svg:width="11.231cm" svg:height="8.961cm" draw:z-index="0"><draw:image xlink:href="Pictures/10000201000003C500000302A98F0D59B39E796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2" text:anchor-type="paragraph" svg:x="0.095cm" svg:y="0.196cm" svg:width="11.141cm" svg:height="8.47cm" draw:z-index="1"><draw:image xlink:href="Pictures/10000201000003BD000002D8167D553A13E43CE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3" text:anchor-type="paragraph" svg:x="0.074cm" svg:y="0.388cm" svg:width="10.931cm" svg:height="8.759cm" draw:z-index="2"><draw:image xlink:href="Pictures/10000201000003AB000002F1432B9E1E3AFE9165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5:23:03.163000000</meta:creation-date>
    <dc:date>2020-04-18T15:26:54.988000000</dc:date>
    <meta:editing-duration>PT3M36S</meta:editing-duration>
    <meta:editing-cycles>2</meta:editing-cycles>
    <meta:generator>LibreOffice/6.1.5.2$Windows_X86_64 LibreOffice_project/90f8dcf33c87b3705e78202e3df5142b201bd805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